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8551in" svg:height="5.3122in" svg:x="5.863in" svg:y="0.0524in">
            <draw:object draw:notify-on-update-of-ranges="Sheet1.B1:Sheet1.B1 Sheet1.B2:Sheet1.B47 Sheet1.A2:Sheet1.A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31973590665776 </text:p>
          </table:table-cell>
          <table:table-cell office:value-type="float" office:value="108" calcext:value-type="float">
            <text:p>108</text:p>
          </table:table-cell>
          <table:table-cell office:value-type="float" office:value="947762" calcext:value-type="float">
            <text:p>947762</text:p>
          </table:table-cell>
        </table:table-row>
        <table:table-row table:style-name="ro1">
          <table:table-cell office:value-type="float" office:value="31983744579086" calcext:value-type="float">
            <text:p>31983744579086</text:p>
          </table:table-cell>
          <table:table-cell office:value-type="float" office:value="106" calcext:value-type="float">
            <text:p>106</text:p>
          </table:table-cell>
          <table:table-cell office:value-type="float" office:value="1503974" calcext:value-type="float">
            <text:p>1503974</text:p>
          </table:table-cell>
          <table:table-cell table:number-columns-repeated="2"/>
        </table:table-row>
        <table:table-row table:style-name="ro1">
          <table:table-cell office:value-type="float" office:value="31984705493896" calcext:value-type="float">
            <text:p>31984705493896</text:p>
          </table:table-cell>
          <table:table-cell office:value-type="float" office:value="108" calcext:value-type="float">
            <text:p>108</text:p>
          </table:table-cell>
          <table:table-cell office:value-type="float" office:value="756912" calcext:value-type="float">
            <text:p>756912</text:p>
          </table:table-cell>
          <table:table-cell table:number-columns-repeated="2"/>
        </table:table-row>
        <table:table-row table:style-name="ro1">
          <table:table-cell office:value-type="float" office:value="31986624478990" calcext:value-type="float">
            <text:p>31986624478990</text:p>
          </table:table-cell>
          <table:table-cell office:value-type="float" office:value="106" calcext:value-type="float">
            <text:p>106</text:p>
          </table:table-cell>
          <table:table-cell office:value-type="float" office:value="1516232" calcext:value-type="float">
            <text:p>1516232</text:p>
          </table:table-cell>
          <table:table-cell table:number-columns-repeated="2"/>
        </table:table-row>
        <table:table-row table:style-name="ro1">
          <table:table-cell office:value-type="float" office:value="31987584574678" calcext:value-type="float">
            <text:p>31987584574678</text:p>
          </table:table-cell>
          <table:table-cell office:value-type="float" office:value="108" calcext:value-type="float">
            <text:p>108</text:p>
          </table:table-cell>
          <table:table-cell office:value-type="float" office:value="759244" calcext:value-type="float">
            <text:p>759244</text:p>
          </table:table-cell>
          <table:table-cell table:number-columns-repeated="2"/>
        </table:table-row>
        <table:table-row table:style-name="ro1">
          <table:table-cell office:value-type="float" office:value="31989503456030" calcext:value-type="float">
            <text:p>31989503456030</text:p>
          </table:table-cell>
          <table:table-cell office:value-type="float" office:value="138" calcext:value-type="float">
            <text:p>138</text:p>
          </table:table-cell>
          <table:table-cell office:value-type="float" office:value="1517842" calcext:value-type="float">
            <text:p>1517842</text:p>
          </table:table-cell>
          <table:table-cell table:number-columns-repeated="2"/>
        </table:table-row>
        <table:table-row table:style-name="ro1">
          <table:table-cell office:value-type="float" office:value="31990463207590" calcext:value-type="float">
            <text:p>31990463207590</text:p>
          </table:table-cell>
          <table:table-cell office:value-type="float" office:value="138" calcext:value-type="float">
            <text:p>138</text:p>
          </table:table-cell>
          <table:table-cell office:value-type="float" office:value="756701" calcext:value-type="float">
            <text:p>756701</text:p>
          </table:table-cell>
          <table:table-cell table:number-columns-repeated="2"/>
        </table:table-row>
        <table:table-row table:style-name="ro1">
          <table:table-cell office:value-type="float" office:value="31992377994682" calcext:value-type="float">
            <text:p>31992377994682</text:p>
          </table:table-cell>
          <table:table-cell office:value-type="float" office:value="108" calcext:value-type="float">
            <text:p>108</text:p>
          </table:table-cell>
          <table:table-cell office:value-type="float" office:value="1513783" calcext:value-type="float">
            <text:p>1513783</text:p>
          </table:table-cell>
          <table:table-cell table:number-columns-repeated="2"/>
        </table:table-row>
        <table:table-row table:style-name="ro1">
          <table:table-cell office:value-type="float" office:value="31992378007338" calcext:value-type="float">
            <text:p>31992378007338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992378764474" calcext:value-type="float">
            <text:p>31992378764474</text:p>
          </table:table-cell>
          <table:table-cell office:value-type="float" office:value="108" calcext:value-type="float">
            <text:p>108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31992379508985" calcext:value-type="float">
            <text:p>31992379508985</text:p>
          </table:table-cell>
          <table:table-cell office:value-type="float" office:value="114" calcext:value-type="float">
            <text:p>114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1992582386106" calcext:value-type="float">
            <text:p>31992582386106</text:p>
          </table:table-cell>
          <table:table-cell office:value-type="float" office:value="108" calcext:value-type="float">
            <text:p>108</text:p>
          </table:table-cell>
          <table:table-cell office:value-type="float" office:value="159098" calcext:value-type="float">
            <text:p>159098</text:p>
          </table:table-cell>
          <table:table-cell table:number-columns-repeated="2"/>
        </table:table-row>
        <table:table-row table:style-name="ro1">
          <table:table-cell office:value-type="float" office:value="31992582641268" calcext:value-type="float">
            <text:p>31992582641268</text:p>
          </table:table-cell>
          <table:table-cell office:value-type="float" office:value="106" calcext:value-type="float">
            <text:p>106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31992584099158" calcext:value-type="float">
            <text:p>31992584099158</text:p>
          </table:table-cell>
          <table:table-cell office:value-type="float" office:value="106" calcext:value-type="float">
            <text:p>106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31993339162426" calcext:value-type="float">
            <text:p>31993339162426</text:p>
          </table:table-cell>
          <table:table-cell office:value-type="float" office:value="106" calcext:value-type="float">
            <text:p>106</text:p>
          </table:table-cell>
          <table:table-cell office:value-type="float" office:value="592085" calcext:value-type="float">
            <text:p>592085</text:p>
          </table:table-cell>
          <table:table-cell table:number-columns-repeated="2"/>
        </table:table-row>
        <table:table-row table:style-name="ro1">
          <table:table-cell office:value-type="float" office:value="31993623301548" calcext:value-type="float">
            <text:p>31993623301548</text:p>
          </table:table-cell>
          <table:table-cell office:value-type="float" office:value="117" calcext:value-type="float">
            <text:p>117</text:p>
          </table:table-cell>
          <table:table-cell office:value-type="float" office:value="223746" calcext:value-type="float">
            <text:p>223746</text:p>
          </table:table-cell>
          <table:table-cell table:number-columns-repeated="2"/>
        </table:table-row>
        <table:table-row table:style-name="ro1">
          <table:table-cell office:value-type="float" office:value="31993623309423" calcext:value-type="float">
            <text:p>3199362330942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993623464178" calcext:value-type="float">
            <text:p>3199362346417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31993629938184" calcext:value-type="float">
            <text:p>31993629938184</text:p>
          </table:table-cell>
          <table:table-cell office:value-type="float" office:value="117" calcext:value-type="float">
            <text:p>117</text:p>
          </table:table-cell>
          <table:table-cell office:value-type="float" office:value="4775" calcext:value-type="float">
            <text:p>4775</text:p>
          </table:table-cell>
          <table:table-cell table:number-columns-repeated="2"/>
        </table:table-row>
        <table:table-row table:style-name="ro1">
          <table:table-cell office:value-type="float" office:value="31994046635100" calcext:value-type="float">
            <text:p>31994046635100</text:p>
          </table:table-cell>
          <table:table-cell office:value-type="float" office:value="117" calcext:value-type="float">
            <text:p>117</text:p>
          </table:table-cell>
          <table:table-cell office:value-type="float" office:value="326170" calcext:value-type="float">
            <text:p>326170</text:p>
          </table:table-cell>
          <table:table-cell table:number-columns-repeated="2"/>
        </table:table-row>
        <table:table-row table:style-name="ro1">
          <table:table-cell office:value-type="float" office:value="31994047015670" calcext:value-type="float">
            <text:p>31994047015670</text:p>
          </table:table-cell>
          <table:table-cell office:value-type="float" office:value="142" calcext:value-type="float">
            <text:p>142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31994048091306" calcext:value-type="float">
            <text:p>31994048091306</text:p>
          </table:table-cell>
          <table:table-cell office:value-type="float" office:value="138" calcext:value-type="float">
            <text:p>138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float" office:value="31994409184389" calcext:value-type="float">
            <text:p>31994409184389</text:p>
          </table:table-cell>
          <table:table-cell office:value-type="float" office:value="117" calcext:value-type="float">
            <text:p>117</text:p>
          </table:table-cell>
          <table:table-cell office:value-type="float" office:value="279152" calcext:value-type="float">
            <text:p>279152</text:p>
          </table:table-cell>
          <table:table-cell table:number-columns-repeated="2"/>
        </table:table-row>
        <table:table-row table:style-name="ro1">
          <table:table-cell office:value-type="float" office:value="31994409195534" calcext:value-type="float">
            <text:p>31994409195534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994410625241" calcext:value-type="float">
            <text:p>31994410625241</text:p>
          </table:table-cell>
          <table:table-cell office:value-type="float" office:value="117" calcext:value-type="float">
            <text:p>117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float" office:value="31994752819722" calcext:value-type="float">
            <text:p>31994752819722</text:p>
          </table:table-cell>
          <table:table-cell office:value-type="float" office:value="117" calcext:value-type="float">
            <text:p>117</text:p>
          </table:table-cell>
          <table:table-cell office:value-type="float" office:value="265280" calcext:value-type="float">
            <text:p>265280</text:p>
          </table:table-cell>
          <table:table-cell table:number-columns-repeated="2"/>
        </table:table-row>
        <table:table-row table:style-name="ro1">
          <table:table-cell office:value-type="float" office:value="31994754200968" calcext:value-type="float">
            <text:p>31994754200968</text:p>
          </table:table-cell>
          <table:table-cell office:value-type="float" office:value="108" calcext:value-type="float">
            <text:p>108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31995526221207" calcext:value-type="float">
            <text:p>31995526221207</text:p>
          </table:table-cell>
          <table:table-cell office:value-type="float" office:value="114" calcext:value-type="float">
            <text:p>114</text:p>
          </table:table-cell>
          <table:table-cell office:value-type="float" office:value="609422" calcext:value-type="float">
            <text:p>609422</text:p>
          </table:table-cell>
          <table:table-cell table:number-columns-repeated="2"/>
        </table:table-row>
        <table:table-row table:style-name="ro1">
          <table:table-cell office:value-type="float" office:value="31995526234680" calcext:value-type="float">
            <text:p>3199552623468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995878947128" calcext:value-type="float">
            <text:p>31995878947128</text:p>
          </table:table-cell>
          <table:table-cell office:value-type="float" office:value="117" calcext:value-type="float">
            <text:p>117</text:p>
          </table:table-cell>
          <table:table-cell office:value-type="float" office:value="274469" calcext:value-type="float">
            <text:p>274469</text:p>
          </table:table-cell>
          <table:table-cell table:number-columns-repeated="2"/>
        </table:table-row>
        <table:table-row table:style-name="ro1">
          <table:table-cell office:value-type="float" office:value="31995880394499" calcext:value-type="float">
            <text:p>31995880394499</text:p>
          </table:table-cell>
          <table:table-cell office:value-type="float" office:value="114" calcext:value-type="float">
            <text:p>114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31996232586942" calcext:value-type="float">
            <text:p>31996232586942</text:p>
          </table:table-cell>
          <table:table-cell office:value-type="float" office:value="114" calcext:value-type="float">
            <text:p>114</text:p>
          </table:table-cell>
          <table:table-cell office:value-type="float" office:value="276330" calcext:value-type="float">
            <text:p>276330</text:p>
          </table:table-cell>
          <table:table-cell table:number-columns-repeated="2"/>
        </table:table-row>
        <table:table-row table:style-name="ro1">
          <table:table-cell office:value-type="float" office:value="31996232594058" calcext:value-type="float">
            <text:p>3199623259405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996232598354" calcext:value-type="float">
            <text:p>3199623259835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1996234017618" calcext:value-type="float">
            <text:p>31996234017618</text:p>
          </table:table-cell>
          <table:table-cell office:value-type="float" office:value="117" calcext:value-type="float">
            <text:p>117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float" office:value="31999110171964" calcext:value-type="float">
            <text:p>31999110171964</text:p>
          </table:table-cell>
          <table:table-cell office:value-type="float" office:value="106" calcext:value-type="float">
            <text:p>106</text:p>
          </table:table-cell>
          <table:table-cell office:value-type="float" office:value="2270457" calcext:value-type="float">
            <text:p>2270457</text:p>
          </table:table-cell>
          <table:table-cell table:number-columns-repeated="2"/>
        </table:table-row>
        <table:table-row table:style-name="ro1">
          <table:table-cell office:value-type="float" office:value="32000070206366" calcext:value-type="float">
            <text:p>32000070206366</text:p>
          </table:table-cell>
          <table:table-cell office:value-type="float" office:value="106" calcext:value-type="float">
            <text:p>106</text:p>
          </table:table-cell>
          <table:table-cell office:value-type="float" office:value="758046" calcext:value-type="float">
            <text:p>758046</text:p>
          </table:table-cell>
          <table:table-cell table:number-columns-repeated="2"/>
        </table:table-row>
        <table:table-row table:style-name="ro1">
          <table:table-cell office:value-type="float" office:value="32000070252328" calcext:value-type="float">
            <text:p>32000070252328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001988982898" calcext:value-type="float">
            <text:p>32001988982898</text:p>
          </table:table-cell>
          <table:table-cell office:value-type="float" office:value="108" calcext:value-type="float">
            <text:p>108</text:p>
          </table:table-cell>
          <table:table-cell office:value-type="float" office:value="1516290" calcext:value-type="float">
            <text:p>1516290</text:p>
          </table:table-cell>
          <table:table-cell table:number-columns-repeated="2"/>
        </table:table-row>
        <table:table-row table:style-name="ro1">
          <table:table-cell office:value-type="float" office:value="32002949456150" calcext:value-type="float">
            <text:p>32002949456150</text:p>
          </table:table-cell>
          <table:table-cell office:value-type="float" office:value="106" calcext:value-type="float">
            <text:p>106</text:p>
          </table:table-cell>
          <table:table-cell office:value-type="float" office:value="755853" calcext:value-type="float">
            <text:p>755853</text:p>
          </table:table-cell>
          <table:table-cell table:number-columns-repeated="2"/>
        </table:table-row>
        <table:table-row table:style-name="ro1">
          <table:table-cell office:value-type="float" office:value="32004868425708" calcext:value-type="float">
            <text:p>32004868425708</text:p>
          </table:table-cell>
          <table:table-cell office:value-type="float" office:value="106" calcext:value-type="float">
            <text:p>106</text:p>
          </table:table-cell>
          <table:table-cell office:value-type="float" office:value="1516614" calcext:value-type="float">
            <text:p>1516614</text:p>
          </table:table-cell>
          <table:table-cell table:number-columns-repeated="2"/>
        </table:table-row>
        <table:table-row table:style-name="ro1">
          <table:table-cell office:value-type="float" office:value="32005828413170" calcext:value-type="float">
            <text:p>32005828413170</text:p>
          </table:table-cell>
          <table:table-cell office:value-type="float" office:value="106" calcext:value-type="float">
            <text:p>106</text:p>
          </table:table-cell>
          <table:table-cell office:value-type="float" office:value="758639" calcext:value-type="float">
            <text:p>758639</text:p>
          </table:table-cell>
          <table:table-cell table:number-columns-repeated="2"/>
        </table:table-row>
        <table:table-row table:style-name="ro1">
          <table:table-cell office:value-type="float" office:value="32007647957798" calcext:value-type="float">
            <text:p>32007647957798</text:p>
          </table:table-cell>
          <table:table-cell office:value-type="float" office:value="106" calcext:value-type="float">
            <text:p>106</text:p>
          </table:table-cell>
          <table:table-cell office:value-type="float" office:value="1431879" calcext:value-type="float">
            <text:p>1431879</text:p>
          </table:table-cell>
          <table:table-cell table:number-columns-repeated="2"/>
        </table:table-row>
        <table:table-row table:style-name="ro1">
          <table:table-cell office:value-type="float" office:value="32007746543808" calcext:value-type="float">
            <text:p>32007746543808</text:p>
          </table:table-cell>
          <table:table-cell office:value-type="float" office:value="138" calcext:value-type="float">
            <text:p>138</text:p>
          </table:table-cell>
          <table:table-cell office:value-type="float" office:value="75742" calcext:value-type="float">
            <text:p>75742</text:p>
          </table:table-cell>
          <table:table-cell table:number-columns-repeated="2"/>
        </table:table-row>
        <table:table-row table:style-name="ro1">
          <table:table-cell office:value-type="float" office:value="32007906666944" calcext:value-type="float">
            <text:p>32007906666944</text:p>
          </table:table-cell>
          <table:table-cell office:value-type="float" office:value="106" calcext:value-type="float">
            <text:p>106</text:p>
          </table:table-cell>
          <table:table-cell office:value-type="float" office:value="123236" calcext:value-type="float">
            <text:p>123236</text:p>
          </table:table-cell>
          <table:table-cell table:number-columns-repeated="2"/>
        </table:table-row>
        <table:table-row table:style-name="ro1">
          <table:table-cell office:value-type="float" office:value="32007906673856" calcext:value-type="float">
            <text:p>3200790667385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007948089374" calcext:value-type="float">
            <text:p>32007948089374</text:p>
          </table:table-cell>
          <table:table-cell office:value-type="float" office:value="138" calcext:value-type="float">
            <text:p>138</text:p>
          </table:table-cell>
          <table:table-cell office:value-type="float" office:value="31397" calcext:value-type="float">
            <text:p>31397</text:p>
          </table:table-cell>
          <table:table-cell table:number-columns-repeated="2"/>
        </table:table-row>
        <table:table-row table:style-name="ro1">
          <table:table-cell office:value-type="float" office:value="32008376484706" calcext:value-type="float">
            <text:p>320083764847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59:15.373030055</dc:date>
    <meta:document-statistic meta:table-count="1" meta:cell-count="1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13cm" svg:height="13.494cm" xlink:href=".." xlink:type="simple" chart:class="chart:scatter" chart:style-name="ch1">
        <chart:legend chart:legend-position="end" svg:x="27.049cm" svg:y="6.448cm" style:legend-expansion="high" chart:style-name="ch2"/>
        <chart:plot-area chart:style-name="ch3" table:cell-range-address="Sheet1.A2:Sheet1.B47 Sheet1.B1:Sheet1.B1" chart:data-source-has-labels="row" svg:x="0.602cm" svg:y="0.269cm" svg:width="25.845cm" svg:height="12.956cm">
          <chartooo:coordinate-region svg:x="1.899cm" svg:y="0.468cm" svg:width="23.25cm" svg:height="12.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983744579086">
                <text:p>31983744579086</text:p>
                <draw:g>
                  <svg:desc>Sheet1.A2:Sheet1.A47</svg:desc>
                </draw:g>
              </table:table-cell>
              <table:table-cell office:value-type="float" office:value="106">
                <text:p>106</text:p>
                <draw:g>
                  <svg:desc>Sheet1.B2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84705493896">
                <text:p>319847054938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986624478990">
                <text:p>319866244789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87584574678">
                <text:p>319875845746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9503456030">
                <text:p>31989503456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990463207590">
                <text:p>319904632075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92377994682">
                <text:p>319923779946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992378007338">
                <text:p>319923780073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992378764474">
                <text:p>31992378764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992379508985">
                <text:p>319923795089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992582386106">
                <text:p>31992582386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92582641268">
                <text:p>319925826412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92584099158">
                <text:p>319925840991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93339162426">
                <text:p>319933391624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93623301548">
                <text:p>319936233015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93623309423">
                <text:p>319936233094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93623464178">
                <text:p>319936234641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93629938184">
                <text:p>319936299381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94046635100">
                <text:p>319940466351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94047015670">
                <text:p>319940470156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994048091306">
                <text:p>319940480913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994409184389">
                <text:p>319944091843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94409195534">
                <text:p>3199440919553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94410625241">
                <text:p>319944106252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994752819722">
                <text:p>319947528197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994754200968">
                <text:p>31994754200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95526221207">
                <text:p>319955262212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995526234680">
                <text:p>31995526234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95878947128">
                <text:p>31995878947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995880394499">
                <text:p>319958803944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96232586942">
                <text:p>319962325869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96232594058">
                <text:p>319962325940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996232598354">
                <text:p>319962325983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96234017618">
                <text:p>319962340176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999110171964">
                <text:p>319991101719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00070206366">
                <text:p>320000702063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00070252328">
                <text:p>320000702523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01988982898">
                <text:p>320019889828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02949456150">
                <text:p>32002949456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04868425708">
                <text:p>320048684257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05828413170">
                <text:p>320058284131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07647957798">
                <text:p>320076479577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07746543808">
                <text:p>320077465438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07906666944">
                <text:p>320079066669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07906673856">
                <text:p>320079066738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07948089374">
                <text:p>3200794808937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